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Calibri2" svg:font-family="Calibri" style:font-family-generic="swiss" style:font-pitch="variable"/>
    <style:font-face style:name="Calibri" svg:font-family="Calibri" style:font-adornments="Bold" style:font-family-generic="swiss" style:font-pitch="variable"/>
    <style:font-face style:name="Calibri1" svg:font-family="Calibri" style:font-adornments="Regular"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P1" style:family="paragraph" style:parent-style-name="Text_20_body">
      <style:paragraph-properties fo:text-align="start" style:justify-single-word="false"/>
      <style:text-properties officeooo:paragraph-rsid="00544edf"/>
    </style:style>
    <style:style style:name="P2" style:family="paragraph" style:parent-style-name="Text_20_body">
      <style:paragraph-properties fo:text-align="start" style:justify-single-word="false"/>
      <style:text-properties officeooo:paragraph-rsid="00788f1e"/>
    </style:style>
    <style:style style:name="P3" style:family="paragraph" style:parent-style-name="Text_20_body">
      <style:paragraph-properties fo:text-align="start" style:justify-single-word="false"/>
      <style:text-properties style:font-name="Calibri2" fo:font-size="11pt" officeooo:rsid="0012e081" officeooo:paragraph-rsid="00544edf" style:font-size-asian="11pt" style:font-size-complex="11pt"/>
    </style:style>
    <style:style style:name="P4" style:family="paragraph" style:parent-style-name="Text_20_body">
      <style:paragraph-properties fo:text-align="start" style:justify-single-word="false"/>
      <style:text-properties style:font-name="Calibri2" fo:font-size="11pt" officeooo:rsid="0012e081" officeooo:paragraph-rsid="005d354d" style:font-size-asian="11pt" style:font-size-complex="11pt"/>
    </style:style>
    <style:style style:name="P5" style:family="paragraph" style:parent-style-name="Text_20_body">
      <style:paragraph-properties fo:text-align="start" style:justify-single-word="false"/>
      <style:text-properties style:font-name="Calibri2" fo:font-size="11pt" officeooo:rsid="0012e081" officeooo:paragraph-rsid="0077e6eb" style:font-size-asian="11pt" style:font-size-complex="11pt"/>
    </style:style>
    <style:style style:name="P6" style:family="paragraph" style:parent-style-name="Text_20_body">
      <style:paragraph-properties fo:text-align="start" style:justify-single-word="false"/>
      <style:text-properties style:font-name="Calibri2" fo:font-size="11pt" officeooo:rsid="0012e081" officeooo:paragraph-rsid="00788f1e" style:font-size-asian="11pt" style:font-size-complex="11pt"/>
    </style:style>
    <style:style style:name="P7" style:family="paragraph" style:parent-style-name="Text_20_body">
      <style:paragraph-properties fo:text-align="start" style:justify-single-word="false"/>
      <style:text-properties style:font-name="Calibri2" fo:font-size="11pt" officeooo:rsid="00549000" officeooo:paragraph-rsid="0055e4a4" style:font-size-asian="11pt" style:font-size-complex="11pt"/>
    </style:style>
    <style:style style:name="P8" style:family="paragraph" style:parent-style-name="Text_20_body">
      <style:paragraph-properties fo:text-align="start" style:justify-single-word="false"/>
      <style:text-properties style:font-name="Calibri2" fo:font-size="11pt" officeooo:rsid="00549000" officeooo:paragraph-rsid="00571257" style:font-size-asian="11pt" style:font-size-complex="11pt"/>
    </style:style>
    <style:style style:name="P9" style:family="paragraph" style:parent-style-name="Text_20_body">
      <style:paragraph-properties fo:text-align="start" style:justify-single-word="false"/>
      <style:text-properties style:font-name="Calibri2" fo:font-size="11pt" officeooo:rsid="00549000" officeooo:paragraph-rsid="00773153" style:font-size-asian="11pt" style:font-size-complex="11pt"/>
    </style:style>
    <style:style style:name="P10" style:family="paragraph" style:parent-style-name="Text_20_body">
      <style:paragraph-properties fo:text-align="start" style:justify-single-word="false"/>
      <style:text-properties style:font-name="Calibri2" fo:font-size="11pt" officeooo:rsid="006cdd15" officeooo:paragraph-rsid="00544edf" style:font-size-asian="11pt" style:font-size-complex="11pt"/>
    </style:style>
    <style:style style:name="P11" style:family="paragraph" style:parent-style-name="Text_20_body">
      <style:paragraph-properties fo:text-align="start" style:justify-single-word="false"/>
      <style:text-properties style:font-name="Calibri2" fo:font-size="11pt" officeooo:rsid="00143055" officeooo:paragraph-rsid="006cdd15" style:font-size-asian="11pt" style:font-size-complex="11pt"/>
    </style:style>
    <style:style style:name="P12" style:family="paragraph" style:parent-style-name="Text_20_body">
      <style:paragraph-properties fo:text-align="start" style:justify-single-word="false"/>
      <style:text-properties style:font-name="Calibri2" fo:font-size="11pt" officeooo:rsid="00143055" officeooo:paragraph-rsid="006de7ea" style:font-size-asian="11pt" style:font-size-complex="11pt"/>
    </style:style>
    <style:style style:name="P13" style:family="paragraph" style:parent-style-name="Text_20_body">
      <style:paragraph-properties fo:text-align="start" style:justify-single-word="false"/>
      <style:text-properties style:font-name="Calibri2" fo:font-size="11pt" officeooo:rsid="00143055" officeooo:paragraph-rsid="006f941d" style:font-size-asian="11pt" style:font-size-complex="11pt"/>
    </style:style>
    <style:style style:name="P14" style:family="paragraph" style:parent-style-name="Text_20_body">
      <style:paragraph-properties fo:text-align="start" style:justify-single-word="false"/>
      <style:text-properties style:font-name="Calibri2" fo:font-size="11pt" officeooo:rsid="00143055" officeooo:paragraph-rsid="00773153" style:font-size-asian="11pt" style:font-size-complex="11pt"/>
    </style:style>
    <style:style style:name="P15" style:family="paragraph" style:parent-style-name="Text_20_body">
      <style:paragraph-properties fo:text-align="start" style:justify-single-word="false"/>
      <style:text-properties style:font-name="Calibri2" fo:font-size="11pt" officeooo:rsid="006de7ea" officeooo:paragraph-rsid="006de7ea" style:font-size-asian="11pt" style:font-size-complex="11pt"/>
    </style:style>
    <style:style style:name="P16" style:family="paragraph" style:parent-style-name="Text_20_body">
      <style:paragraph-properties fo:text-align="start" style:justify-single-word="false"/>
      <style:text-properties style:font-name="Calibri2" fo:font-size="11pt" officeooo:rsid="006f941d" officeooo:paragraph-rsid="006f941d" style:font-size-asian="11pt" style:font-size-complex="11pt"/>
    </style:style>
    <style:style style:name="P17" style:family="paragraph" style:parent-style-name="Text_20_body">
      <style:paragraph-properties fo:text-align="start" style:justify-single-word="false"/>
      <style:text-properties style:font-name="Calibri2" fo:font-size="11pt" officeooo:rsid="0020a92c" officeooo:paragraph-rsid="006cdd15" style:font-size-asian="11pt" style:font-size-complex="11pt"/>
    </style:style>
    <style:style style:name="P18" style:family="paragraph" style:parent-style-name="Text_20_body">
      <style:paragraph-properties fo:text-align="start" style:justify-single-word="false"/>
      <style:text-properties style:font-name="Calibri2" fo:font-size="11pt" officeooo:rsid="00682e57" officeooo:paragraph-rsid="00773153" style:font-size-asian="11pt" style:font-size-complex="11pt"/>
    </style:style>
    <style:style style:name="P19" style:family="paragraph" style:parent-style-name="Text_20_body">
      <style:paragraph-properties fo:text-align="start" style:justify-single-word="false"/>
      <style:text-properties style:font-name="Calibri2" fo:font-size="11pt" officeooo:rsid="00682e57" officeooo:paragraph-rsid="0077e6eb" style:font-size-asian="11pt" style:font-size-complex="11pt"/>
    </style:style>
    <style:style style:name="P20" style:family="paragraph" style:parent-style-name="Text_20_body">
      <style:paragraph-properties fo:text-align="start" style:justify-single-word="false"/>
      <style:text-properties style:font-name="Calibri2" fo:font-size="11pt" officeooo:rsid="0069c15b" officeooo:paragraph-rsid="00773153" style:font-size-asian="11pt" style:font-size-complex="11pt"/>
    </style:style>
    <style:style style:name="P21" style:family="paragraph" style:parent-style-name="Text_20_body">
      <style:paragraph-properties fo:text-align="start" style:justify-single-word="false"/>
      <style:text-properties style:font-name="Calibri2" fo:font-size="11pt" officeooo:rsid="006fbd51" officeooo:paragraph-rsid="00773153" style:font-size-asian="11pt" style:font-size-complex="11pt"/>
    </style:style>
    <style:style style:name="P22" style:family="paragraph" style:parent-style-name="Text_20_body">
      <style:paragraph-properties fo:text-align="start" style:justify-single-word="false"/>
      <style:text-properties style:font-name="Calibri2" fo:font-size="11pt" officeooo:rsid="006cfc9c" officeooo:paragraph-rsid="0077e6eb" style:font-size-asian="11pt" style:font-size-complex="11pt"/>
    </style:style>
    <style:style style:name="P23" style:family="paragraph" style:parent-style-name="Text_20_body">
      <style:paragraph-properties fo:text-align="center" style:justify-single-word="false"/>
      <style:text-properties style:font-name="Calibri2" fo:font-size="11pt" officeooo:paragraph-rsid="00544edf" style:font-size-asian="11pt" style:font-size-complex="11pt"/>
    </style:style>
    <style:style style:name="P24" style:family="paragraph" style:parent-style-name="Text_20_body">
      <style:paragraph-properties fo:text-align="start" style:justify-single-word="false"/>
      <style:text-properties style:font-name="Calibri2" fo:font-size="11pt" officeooo:rsid="001326b0" officeooo:paragraph-rsid="0077e6eb" style:font-size-asian="11pt" style:font-size-complex="11pt"/>
    </style:style>
    <style:style style:name="P25" style:family="paragraph" style:parent-style-name="Text_20_body">
      <style:paragraph-properties fo:text-align="start" style:justify-single-word="false"/>
      <style:text-properties style:font-name="Calibri2" fo:font-size="11pt" officeooo:rsid="00733ea1" officeooo:paragraph-rsid="00773153" style:font-size-asian="11pt" style:font-size-complex="11pt"/>
    </style:style>
    <style:style style:name="P26" style:family="paragraph" style:parent-style-name="Text_20_body">
      <style:paragraph-properties fo:text-align="start" style:justify-single-word="false"/>
      <style:text-properties style:font-name="Calibri2" fo:font-size="11pt" officeooo:rsid="0071a633" officeooo:paragraph-rsid="00773153" style:font-size-asian="11pt" style:font-size-complex="11pt"/>
    </style:style>
    <style:style style:name="P27" style:family="paragraph" style:parent-style-name="Text_20_body">
      <style:paragraph-properties fo:text-align="start" style:justify-single-word="false"/>
      <style:text-properties style:font-name="Calibri2" fo:font-size="11pt" officeooo:rsid="007c6763" officeooo:paragraph-rsid="00788f1e" style:font-size-asian="11pt" style:font-size-complex="11pt"/>
    </style:style>
    <style:style style:name="P28" style:family="paragraph" style:parent-style-name="Text_20_body">
      <style:paragraph-properties fo:text-align="start" style:justify-single-word="false"/>
      <style:text-properties style:font-name="Calibri2" fo:font-size="11pt" officeooo:rsid="001ac359" officeooo:paragraph-rsid="00788f1e" style:font-size-asian="11pt" style:font-size-complex="11pt"/>
    </style:style>
    <style:style style:name="P29" style:family="paragraph" style:parent-style-name="Text_20_body">
      <style:paragraph-properties fo:text-align="start" style:justify-single-word="false"/>
      <style:text-properties style:font-name="Calibri2" fo:font-size="11pt" officeooo:rsid="00b24973" officeooo:paragraph-rsid="00788f1e" style:font-size-asian="11pt" style:font-size-complex="11pt"/>
    </style:style>
    <style:style style:name="P30" style:family="paragraph" style:parent-style-name="Text_20_body">
      <style:text-properties style:font-name="Calibri2" fo:font-size="11pt" fo:font-weight="normal" officeooo:rsid="0071bbd2" officeooo:paragraph-rsid="00773153" style:font-size-asian="11pt" style:font-weight-asian="normal" style:font-size-complex="11pt" style:font-weight-complex="normal"/>
    </style:style>
    <style:style style:name="P31" style:family="paragraph" style:parent-style-name="Text_20_body">
      <style:paragraph-properties fo:text-align="start" style:justify-single-word="false"/>
      <style:text-properties style:font-name="Calibri2" fo:font-size="11pt" fo:font-weight="normal" officeooo:rsid="00c73075" officeooo:paragraph-rsid="00788f1e" style:font-size-asian="11pt" style:font-weight-asian="normal" style:font-size-complex="11pt" style:font-weight-complex="normal"/>
    </style:style>
    <style:style style:name="P32" style:family="paragraph" style:parent-style-name="Text_20_body">
      <style:text-properties officeooo:paragraph-rsid="00773153"/>
    </style:style>
    <style:style style:name="P33" style:family="paragraph" style:parent-style-name="Standard">
      <style:paragraph-properties fo:text-align="start" style:justify-single-word="false"/>
      <style:text-properties style:font-name="Calibri2" fo:font-size="11pt" officeooo:rsid="00143055" officeooo:paragraph-rsid="00773153" style:font-size-asian="11pt" style:font-size-complex="11pt"/>
    </style:style>
    <style:style style:name="P34" style:family="paragraph" style:parent-style-name="Untitled1">
      <style:text-properties style:font-name="Calibri2" fo:font-size="11pt" officeooo:rsid="00682e57" officeooo:paragraph-rsid="00773153" style:font-size-asian="11pt" style:font-size-complex="11pt"/>
    </style:style>
    <style:style style:name="P35" style:family="paragraph" style:parent-style-name="List_20_Contents">
      <style:paragraph-properties fo:text-align="start" style:justify-single-word="false"/>
      <style:text-properties style:font-name="Calibri2" fo:font-size="11pt" officeooo:rsid="00143055" officeooo:paragraph-rsid="006cdd15" style:font-size-asian="11pt" style:font-size-complex="11pt"/>
    </style:style>
    <style:style style:name="P36" style:family="paragraph" style:parent-style-name="Heading_20_1">
      <style:paragraph-properties fo:text-align="center" style:justify-single-word="false"/>
      <style:text-properties style:font-name="Calibri2" fo:font-size="11pt" officeooo:paragraph-rsid="00544edf" style:font-size-asian="11pt" style:font-size-complex="11pt"/>
    </style:style>
    <style:style style:name="P37" style:family="paragraph" style:parent-style-name="Heading_20_1">
      <style:paragraph-properties fo:text-align="center" style:justify-single-word="false"/>
      <style:text-properties style:font-name="Calibri2" fo:font-size="11pt" officeooo:rsid="0077e6eb" officeooo:paragraph-rsid="005d354d" style:font-size-asian="11pt" style:font-size-complex="11pt"/>
    </style:style>
    <style:style style:name="P38" style:family="paragraph" style:parent-style-name="List_20_Contents" style:list-style-name="L1">
      <style:text-properties officeooo:paragraph-rsid="006de7ea"/>
    </style:style>
    <style:style style:name="P39" style:family="paragraph" style:parent-style-name="List_20_Contents" style:list-style-name="L1">
      <style:text-properties officeooo:paragraph-rsid="006f941d"/>
    </style:style>
    <style:style style:name="P40" style:family="paragraph" style:parent-style-name="List_20_Contents" style:list-style-name="L1">
      <style:paragraph-properties fo:text-align="start" style:justify-single-word="false"/>
      <style:text-properties style:font-name="Calibri2" fo:font-size="11pt" officeooo:rsid="001dde8c" officeooo:paragraph-rsid="006cdd15" style:font-size-asian="11pt" style:font-size-complex="11pt"/>
    </style:style>
    <style:style style:name="P41" style:family="paragraph" style:parent-style-name="List_20_Contents" style:list-style-name="L2">
      <style:text-properties style:font-name="Calibri2" fo:font-size="11pt" officeooo:rsid="00add3e5" officeooo:paragraph-rsid="00788f1e" style:font-size-asian="11pt" style:font-size-complex="11pt"/>
    </style:style>
    <style:style style:name="P42" style:family="paragraph" style:parent-style-name="Text_20_body" style:list-style-name="L3">
      <style:paragraph-properties fo:text-align="start" style:justify-single-word="false"/>
      <style:text-properties style:font-name="Calibri2" fo:font-size="11pt" officeooo:rsid="0069c15b" officeooo:paragraph-rsid="00773153" style:font-size-asian="11pt" style:font-size-complex="11pt"/>
    </style:style>
    <style:style style:name="P43" style:family="paragraph" style:parent-style-name="Text_20_body" style:list-style-name="L3">
      <style:paragraph-properties fo:text-align="start" style:justify-single-word="false"/>
      <style:text-properties officeooo:paragraph-rsid="00773153"/>
    </style:style>
    <style:style style:name="T1" style:family="text">
      <style:text-properties officeooo:rsid="0012e081"/>
    </style:style>
    <style:style style:name="T2" style:family="text">
      <style:text-properties officeooo:rsid="001326b0"/>
    </style:style>
    <style:style style:name="T3" style:family="text">
      <style:text-properties officeooo:rsid="00143055"/>
    </style:style>
    <style:style style:name="T4" style:family="text">
      <style:text-properties officeooo:rsid="001ac359"/>
    </style:style>
    <style:style style:name="T5" style:family="text">
      <style:text-properties fo:font-weight="bold" style:font-weight-asian="bold" style:font-weight-complex="bold"/>
    </style:style>
    <style:style style:name="T6" style:family="text">
      <style:text-properties fo:font-weight="bold" officeooo:rsid="0069c15b" style:font-weight-asian="bold" style:font-weight-complex="bold"/>
    </style:style>
    <style:style style:name="T7" style:family="text">
      <style:text-properties style:font-name="Calibri2" fo:font-size="11pt" style:font-size-asian="11pt" style:font-size-complex="11pt"/>
    </style:style>
    <style:style style:name="T8" style:family="text">
      <style:text-properties style:font-name="Calibri2" fo:font-size="11pt" officeooo:rsid="0012e081" style:font-size-asian="11pt" style:font-size-complex="11pt"/>
    </style:style>
    <style:style style:name="T9" style:family="text">
      <style:text-properties style:font-name="Calibri2" fo:font-size="11pt" officeooo:rsid="00549000" style:font-size-asian="11pt" style:font-size-complex="11pt"/>
    </style:style>
    <style:style style:name="T10" style:family="text">
      <style:text-properties style:font-name="Calibri2" fo:font-size="11pt" officeooo:rsid="005d354d" style:font-size-asian="11pt" style:font-size-complex="11pt"/>
    </style:style>
    <style:style style:name="T11" style:family="text">
      <style:text-properties style:font-name="Calibri2" fo:font-size="11pt" officeooo:rsid="001ac359" style:font-size-asian="11pt" style:font-size-complex="11pt"/>
    </style:style>
    <style:style style:name="T12" style:family="text">
      <style:text-properties style:font-name="Calibri2" fo:font-size="11pt" officeooo:rsid="00688876" style:font-size-asian="11pt" style:font-size-complex="11pt"/>
    </style:style>
    <style:style style:name="T13" style:family="text">
      <style:text-properties style:font-name="Calibri2" fo:font-size="11pt" officeooo:rsid="00695b81" style:font-size-asian="11pt" style:font-size-complex="11pt"/>
    </style:style>
    <style:style style:name="T14" style:family="text">
      <style:text-properties style:font-name="Calibri2" fo:font-size="11pt" officeooo:rsid="006ae9c2" style:font-size-asian="11pt" style:font-size-complex="11pt"/>
    </style:style>
    <style:style style:name="T15" style:family="text">
      <style:text-properties style:font-name="Calibri2" fo:font-size="11pt" officeooo:rsid="006de7ea" style:font-size-asian="11pt" style:font-size-complex="11pt"/>
    </style:style>
    <style:style style:name="T16" style:family="text">
      <style:text-properties style:font-name="Calibri2" fo:font-size="11pt" officeooo:rsid="006f941d" style:font-size-asian="11pt" style:font-size-complex="11pt"/>
    </style:style>
    <style:style style:name="T17" style:family="text">
      <style:text-properties style:font-name="Calibri2" fo:font-size="11pt" officeooo:rsid="0070d878" style:font-size-asian="11pt" style:font-size-complex="11pt"/>
    </style:style>
    <style:style style:name="T18" style:family="text">
      <style:text-properties style:font-name="Calibri2" fo:font-size="11pt" officeooo:rsid="007475db" style:font-size-asian="11pt" style:font-size-complex="11pt"/>
    </style:style>
    <style:style style:name="T19" style:family="text">
      <style:text-properties style:font-name="Calibri2" fo:font-size="11pt" officeooo:rsid="0069c15b" style:font-size-asian="11pt" style:font-size-complex="11pt"/>
    </style:style>
    <style:style style:name="T20" style:family="text">
      <style:text-properties officeooo:rsid="0031a73b"/>
    </style:style>
    <style:style style:name="T21" style:family="text">
      <style:text-properties officeooo:rsid="0055e4a4"/>
    </style:style>
    <style:style style:name="T22" style:family="text">
      <style:text-properties officeooo:rsid="005d354d"/>
    </style:style>
    <style:style style:name="T23" style:family="text">
      <style:text-properties officeooo:rsid="00663b6c"/>
    </style:style>
    <style:style style:name="T24" style:family="text">
      <style:text-properties officeooo:rsid="0071bbd2"/>
    </style:style>
    <style:style style:name="T25" style:family="text">
      <style:text-properties officeooo:rsid="00682e57"/>
    </style:style>
    <style:style style:name="T26" style:family="text">
      <style:text-properties officeooo:rsid="007809c9"/>
    </style:style>
    <style:style style:name="T27" style:family="text">
      <style:text-properties officeooo:rsid="00add3e5"/>
    </style:style>
    <style:style style:name="T28" style:family="text">
      <style:text-properties officeooo:rsid="007bd240"/>
    </style:style>
    <style:style style:name="T29" style:family="text">
      <style:text-properties officeooo:rsid="007c4b3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text:span text:style-name="T26">Ordinary</text:span> Resolution of Shareholders</text:h>
      <text:h text:style-name="P36" text:outline-level="1"><text:span text:style-name="T4"><text:text-input text:description="">{{ company.companyName }}</text:text-input></text:span> <text:span text:style-name="T1">(“Company”)</text:span></text:h>
      <text:h text:style-name="P37" text:outline-level="1"><text:text-input text:description="">{{ resolutionOptions.dateOfMinute }}</text:text-input></text:h>
      <text:p text:style-name="P23"/>
      <text:p text:style-name="P22"><text:span text:style-name="T28"><text:text-input text:description="">{% if resolutionOptions.resolutionType == 'Ordinary Resolution at Shareholder Meeting' %}</text:text-input></text:span></text:p>
      <text:p text:style-name="P4">This minute records that on <text:span text:style-name="T22"><text:text-input text:description="">{{ dateOfShareholderMeeting }}</text:text-input></text:span> the shareholders of the Company held a meeting, during which the following<text:span text:style-name="T20"><text:text-input text:description="">{% if resolutions|length &gt; 1 %}</text:text-input></text:span> resolution<text:span text:style-name="T2">s were</text:span><text:span text:style-name="T2"><text:text-input text:description="">{% else %}</text:text-input></text:span><text:span text:style-name="T2"> resolution was</text:span><text:span text:style-name="T2"><text:text-input text:description="">{% endif %}</text:text-input></text:span> passed: </text:p>
      <text:p text:style-name="P24"><text:text-input text:description="">{% else %}</text:text-input></text:p>
      <text:p text:style-name="P19">The shareholders of the Company named below hereby resolve in accordance with section 122 of the Companies Act 1993: </text:p>
      <text:p text:style-name="P5"><text:span text:style-name="T25"><text:text-input text:description="">{% endif %}</text:text-input></text:span><text:span text:style-name="T25"> </text:span></text:p>
      <text:p text:style-name="P3"><text:span text:style-name="T3"><text:text-input text:description="">{% for resolution in resolutions %}</text:text-input></text:span> </text:p>
      <text:p text:style-name="P10"><text:text-input text:description="">{% if resolution.resolutionType == 'Appoint Director' %}</text:text-input></text:p>
      <text:list xml:id="list3173537134616267263" text:style-name="L1">
        <text:list-item>
          <text:p text:style-name="P38"><text:span text:style-name="T15">That</text:span><text:span text:style-name="T7"> </text:span><text:span text:style-name="T15"><text:text-input text:description="">{{ resolution.director.name }}</text:text-input></text:span><text:span text:style-name="T10"> </text:span><text:span text:style-name="T15">be appointed a director of the Company with effect from </text:span><text:span text:style-name="T10"><text:text-input text:description="">{{ resolution.date }}</text:text-input></text:span><text:span text:style-name="T7">. <text:s/></text:span><text:a xlink:type="simple" xlink:href="https://browser.catalex.nz/open_article/query?doc_type=instrument&amp;title=Companies%20Act%201993&amp;find=location&amp;location=ss 153(2)" text:style-name="Internet_20_link" text:visited-style-name="Visited_20_Internet_20_Link"><text:span text:style-name="T15">Companies Act 1993, ss 153(2)</text:span></text:a><text:span text:style-name="T7">.</text:span></text:p>
        </text:list-item>
      </text:list>
      <text:p text:style-name="P11"><text:text-input text:description="">{% endif %}</text:text-input></text:p>
      <text:p text:style-name="P15"><text:text-input text:description="">{% if resolution.resolutionType == 'Appoint Directors' %}</text:text-input></text:p>
      <text:list xml:id="list122459564096663" text:continue-numbering="true" text:style-name="L1">
        <text:list-item>
          <text:p text:style-name="P38"><text:span text:style-name="T15">That</text:span><text:span text:style-name="T7"> </text:span><text:span text:style-name="T18"><text:text-input text:description="">{{ resolution.directors|join_and('director', 'name') }}</text:text-input></text:span><text:span text:style-name="T10"> </text:span><text:span text:style-name="T15">be appointed a directors of the Company with effect from </text:span><text:span text:style-name="T10"><text:text-input text:description="">{{ resolution.date }}</text:text-input></text:span><text:span text:style-name="T7">. <text:s/></text:span><text:span text:style-name="T15">Prior to this resolution being passed, a separate resolution that the appointment of the directors be voted on in a single resolution was passed. <text:s/>Alternatively, the votes were taken by ballet or poll. <text:s/></text:span><text:a xlink:type="simple" xlink:href="https://browser.catalex.nz/open_article/query?doc_type=instrument&amp;title=Companies%20Act%201993&amp;find=location&amp;location=ss 153(2)+155" text:style-name="Internet_20_link" text:visited-style-name="Visited_20_Internet_20_Link"><text:span text:style-name="T15">Companies Act 1993, ss 153(2) and 155</text:span></text:a><text:span text:style-name="T7">.</text:span></text:p>
        </text:list-item>
      </text:list>
      <text:p text:style-name="P12"><text:text-input text:description="">{% endif %}</text:text-input></text:p>
      <text:p text:style-name="P16"><text:text-input text:description="">{% if resolution.resolutionType == 'Remove Director' %}</text:text-input></text:p>
      <text:list xml:id="list122460290374072" text:continue-numbering="true" text:style-name="L1">
        <text:list-item>
          <text:p text:style-name="P39"><text:span text:style-name="T15">That</text:span><text:span text:style-name="T7"> </text:span><text:span text:style-name="T17"><text:text-input text:description="">{{ resolution.director.name }}</text:text-input></text:span><text:span text:style-name="T10"> </text:span><text:span text:style-name="T16">be removed from office as a director of the Company with effect from</text:span><text:span text:style-name="T15"> </text:span><text:span text:style-name="T10"><text:text-input text:description="">{{ resolution.date }}</text:text-input></text:span><text:span text:style-name="T7">. <text:s/></text:span><text:span text:style-name="T16">The shareholders’ meeting was called for the purpose of, or for purposes that include, removing the director, as stated in the notice of meeting.</text:span><text:span text:style-name="T15"> <text:s/></text:span><text:a xlink:type="simple" xlink:href="https://browser.catalex.nz/open_article/query?doc_type=instrument&amp;title=Companies%20Act%201993&amp;find=location&amp;location=ss 156+157(1)(b)" text:style-name="Internet_20_link" text:visited-style-name="Visited_20_Internet_20_Link"><text:span text:style-name="T16">Companies Act 1993, ss 156 and 157(1)(b)</text:span></text:a><text:span text:style-name="T7">.</text:span></text:p>
        </text:list-item>
      </text:list>
      <text:p text:style-name="P13"><text:text-input text:description="">{% endif %}</text:text-input></text:p>
      <text:p text:style-name="P17"><text:text-input text:description="">{% if resolution.resolutionType == 'Custom' %}</text:text-input></text:p>
      <text:list xml:id="list122460775892860" text:continue-numbering="true" text:style-name="L1">
        <text:list-item>
          <text:p text:style-name="P40"><text:text-input text:description="">{{ resolution.text }}</text:text-input></text:p>
        </text:list-item>
      </text:list>
      <text:p text:style-name="P35"><text:text-input text:description="">{% endif %}</text:text-input></text:p>
      <text:p text:style-name="P1"><text:span text:style-name="T11"><text:text-input text:description="">{% endfor %}</text:text-input></text:span><text:span text:style-name="T8"> </text:span></text:p>
      <text:p text:style-name="P5"><text:span text:style-name="T29"><text:text-input text:description="">{% if resolutionOptions.resolutionType == 'Ordinary Resolution at Shareholder Meeting' %}</text:text-input></text:span></text:p>
      <text:p text:style-name="P2"><text:soft-page-break/><text:span text:style-name="T12"><text:text-input text:description="">{% if resolutions|length &gt; 1 %}</text:text-input></text:span><text:span text:style-name="T12">Each of the above</text:span><text:span text:style-name="T9"> resolutions were</text:span><text:text-input text:description="">{% else %}</text:text-input><text:span text:style-name="T9">The </text:span><text:span text:style-name="T12">above </text:span><text:span text:style-name="T9">resolution </text:span><text:span text:style-name="T12">was</text:span><text:span text:style-name="T9"><text:text-input text:description="">{% endif %}</text:text-input></text:span><text:span text:style-name="T9"> </text:span><text:span text:style-name="T13">approved as an ordinary resolution of the Company’s shareholders by a simple majority of the votes of those shareholders entitled to vote and voting on the question. <text:s/></text:span><text:a xlink:type="simple" xlink:href="https://browser.catalex.nz/open_article/query?doc_type=instrument&amp;title=Companies%20Act%201993&amp;find=location&amp;location=ss%20105" text:style-name="Internet_20_link" text:visited-style-name="Visited_20_Internet_20_Link"><text:span text:style-name="T14">Companies Act 1993, s 105</text:span></text:a><text:span text:style-name="T13">.</text:span></text:p>
      <text:p text:style-name="P29"><text:text-input text:description="">{% if notes|length &gt;= 1 %}</text:text-input></text:p>
      <text:p text:style-name="P27">It is noted that:</text:p>
      <text:p text:style-name="P6"><text:span text:style-name="T27"><text:text-input text:description="">{% for note in notes %}</text:text-input></text:span> </text:p>
      <text:list xml:id="list3755783913494718921" text:style-name="L2">
        <text:list-item>
          <text:p text:style-name="P41"><text:text-input text:description="">{{ note.text }}</text:text-input></text:p>
        </text:list-item>
      </text:list>
      <text:p text:style-name="P28"><text:text-input text:description="">{% endfor %}</text:text-input></text:p>
      <text:p text:style-name="P31"><text:text-input text:description="">{% endif %}</text:text-input></text:p>
      <text:p text:style-name="P8">This minute is certified as true and correct by <text:span text:style-name="T21"><text:text-input text:description="">{{ chairperson.name }}</text:text-input></text:span>, who chaired the shareholders’ meeting. <text:s/><text:a xlink:type="simple" xlink:href="https://browser.catalex.nz/open_article/query?doc_type=instrument&amp;title=Companies%20Act%201993&amp;find=location&amp;location=+sch+1%20cl8(2)+124" text:style-name="Internet_20_link" text:visited-style-name="Visited_20_Internet_20_Link"><text:span text:style-name="T23">Companies Act 1993, s 124 and cl 8(2) of sch 1</text:span></text:a>.</text:p>
      <text:p text:style-name="P8"/>
      <text:p text:style-name="P9"><text:span text:style-name="T5">Signed</text:span> by <text:span text:style-name="T25"><text:text-input text:description="">{{  resolutionOptions.chairperson.name }}</text:text-input></text:span> as chairperson: </text:p>
      <text:p text:style-name="P7"/>
      <text:p text:style-name="Horizontal_20_Line"/>
      <text:p text:style-name="P18"><text:text-input text:description="">{%else %}</text:text-input></text:p>
      <text:p text:style-name="P20">The shareholders signing <text:span text:style-name="T20"><text:text-input text:description="">{% if resolutions|length &gt; 1 %}</text:text-input></text:span><text:span text:style-name="T20">these resolutions </text:span><text:span text:style-name="T20"><text:text-input text:description="">{% else %}</text:text-input></text:span><text:span text:style-name="T20"> this resolution </text:span><text:span text:style-name="T20"><text:text-input text:description="">{% endif %}</text:text-input></text:span>in lieu of a shareholder meeting:</text:p>
      <text:list xml:id="list3372141100047134261" text:style-name="L3">
        <text:list-item>
          <text:p text:style-name="P42">are not less than 75%, or such other percentage as the constitution may require for passing a special resolution, of the shareholders who would be entitled to vote on the resolution at a meeting of the Company’s shareholders;</text:p>
        </text:list-item>
        <text:list-item>
          <text:p text:style-name="P43"><text:span text:style-name="T19">together hold not less than 75% or, if a higher percentage is required by the constitution, that higher percentage, of the votes entitled to be cast on the resolution </text:span><text:a xlink:type="simple" xlink:href="https://browser.catalex.nz/open_article/query?doc_type=instrument&amp;title=Companies%20Act%201993&amp;find=location&amp;location=s%20122" text:style-name="Internet_20_link" text:visited-style-name="Visited_20_Internet_20_Link"><text:span text:style-name="T19">Companies Act 1993, s 122</text:span></text:a><text:span text:style-name="T19">; and </text:span></text:p>
        </text:list-item>
        <text:list-item>
          <text:p text:style-name="P43">confirm that, to the extent this resolution affects the rights attached to shares in terms of section 117(1) of the Companies Act 1993, it has been approved by special resolution of each interest group. </text:p>
        </text:list-item>
      </text:list>
      <text:p text:style-name="P25"><text:text-input text:description="">{% for shareholderPair in resolutionOptions.shareholders|batch(2) %}</text:text-input></text:p>
      <table:table table:name="Table1" table:style-name="Table1">
        <table:table-column table:style-name="Table1.A"/>
        <table:table-column table:style-name="Table1.B"/>
        <table:table-row>
          <table:table-cell table:style-name="Table1.A1" office:value-type="string">
            <text:p text:style-name="P32"><text:span text:style-name="T6">S</text:span><text:span text:style-name="T5">igned</text:span> by <text:span text:style-name="T24"><text:text-input text:description="">{{ shareholderPair[0].name }} </text:text-input></text:span>: </text:p>
            <text:p text:style-name="P32"/>
            <text:p text:style-name="P34"/>
          </table:table-cell>
          <table:table-cell table:style-name="Table1.A1" office:value-type="string">
            <text:p text:style-name="P30"><text:text-input text:description="">{% if shareholderPair[1] %}</text:text-input></text:p>
            <text:p text:style-name="P32"><text:span text:style-name="T6">S</text:span><text:span text:style-name="T5">igned</text:span> by <text:span text:style-name="T24"><text:text-input text:description="">{{ shareholderPair[1].name }} </text:text-input></text:span>: </text:p>
            <text:p text:style-name="P32"/>
            <text:p text:style-name="P34"/>
            <text:p text:style-name="P26"><text:text-input text:description="">{% endif %}</text:text-input></text:p>
          </table:table-cell>
        </table:table-row>
      </table:table>
      <text:p text:style-name="P33"/>
      <text:p text:style-name="P21"><text:soft-page-break/><text:text-input text:description="">{% endfor %}</text:text-input></text:p>
      <text:p text:style-name="P14"><text:text-input text:description="">{% endif %}</text:text-in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Calibri2" svg:font-family="Calibri" style:font-family-generic="swiss" style:font-pitch="variable"/>
    <style:font-face style:name="Calibri" svg:font-family="Calibri" style:font-adornments="Bold" style:font-family-generic="swiss" style:font-pitch="variable"/>
    <style:font-face style:name="Calibri1" svg:font-family="Calibri"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NZ"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ibri" fo:font-family="Calibri" style:font-style-name="Bold" style:font-family-generic="swiss" style:font-pitch="variable" fo:font-size="12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Calibri1" fo:font-family="Calibri"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100%"/>
      <style:text-properties fo:font-size="11pt" fo:font-weight="bold" style:font-size-asian="130%" style:font-weight-asian="bold" style:font-size-complex="130%" style:font-weight-complex="bold"/>
    </style:style>
    <style:style style:name="List_20_Contents" style:display-name="List Contents" style:family="paragraph" style:parent-style-name="Standard" style:class="html">
      <style:paragraph-properties fo:margin-left="0cm" fo:margin-right="0cm" fo:margin-top="0cm" fo:margin-bottom="0.39cm" loext:contextual-spacing="false" fo:text-indent="0cm" style:auto-text-indent="false"/>
      <style:text-properties style:font-size-asian="10.5pt"/>
    </style:style>
    <style:style style:name="Horizontal_20_Line" style:display-name="Horizontal Line" style:family="paragraph" style:parent-style-name="Standard" style:next-style-name="Text_20_body" style:class="html" style:master-page-name="">
      <style:paragraph-properties fo:margin-left="0cm" fo:margin-right="12cm" fo:margin-top="0cm" fo:margin-bottom="0.499cm" loext:contextual-spacing="false" fo:text-indent="0cm" style:auto-text-indent="false" style:page-number="auto" fo:padding="0cm" fo:border-left="none" fo:border-right="none" fo:border-top="none" fo:border-bottom="0.06pt solid #808080" style:shadow="none" text:number-lines="false" text:line-number="0" style:join-border="false"/>
      <style:text-properties fo:font-size="11pt" style:font-size-asian="6pt" style:font-size-complex="6pt"/>
    </style:style>
    <style:style style:name="Numbering_20_1" style:display-name="Numbering 1" style:family="paragraph" style:parent-style-name="List" style:list-style-name="List_20_1" style:class="list">
      <style:paragraph-properties fo:margin-top="0cm" fo:margin-bottom="0.212cm" loext:contextual-spacing="false" style:shadow="none"/>
    </style:style>
    <style:style style:name="Untitled1" style:family="paragraph" style:parent-style-name="Horizontal_20_Line">
      <style:paragraph-properties fo:margin-left="0cm" fo:margin-right="3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Calibri1" fo:font-family="Calibri" style:font-style-name="Regular" style:font-family-generic="swiss" style:font-pitch="variable" fo:font-size="11pt" style:font-size-asian="10.5pt"/>
    </style:style>
    <style:style style:name="Vertical_20_Numbering_20_Symbols" style:display-name="Vertical Numbering Symbols" style:family="text">
      <style:text-properties style:font-name="Calibri1" fo:font-family="Calibri" style:font-style-name="Regular" style:font-family-generic="swiss" style:font-pitch="variable" fo:font-size="11pt" style:font-size-asian="10.5pt" style:text-rotation-angle="90" style:text-rotation-scale="line-height"/>
    </style:style>
    <style:style style:name="Line_20_numbering" style:display-name="Line numbering" style:family="text">
      <style:text-properties style:font-name="Calibri1" fo:font-family="Calibri" style:font-style-name="Regular" style:font-family-generic="swiss" style:font-pitch="variable" fo:font-size="11pt" style:font-size-asian="10.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4T10:19:35.935912000</meta:creation-date>
    <meta:generator>LibreOffice/5.0.4.2$MacOSX_X86_64 LibreOffice_project/2b9802c1994aa0b7dc6079e128979269cf95bc78</meta:generator>
    <dc:date>2016-12-21T12:24:58.664836000</dc:date>
    <meta:editing-duration>PT8H24M50S</meta:editing-duration>
    <meta:editing-cycles>103</meta:editing-cycles>
    <meta:document-statistic meta:table-count="1" meta:image-count="0" meta:object-count="0" meta:page-count="3" meta:paragraph-count="44" meta:word-count="662" meta:character-count="3566" meta:non-whitespace-character-count="3045"/>
  </office:meta>
</office:document-meta>
</file>